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91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92" style:family="table-cell" style:parent-style-name="Default">
      <style:text-properties fo:color="#333333" style:font-name="Lato Black"/>
    </style:style>
    <style:style style:name="ce93" style:family="table-cell" style:parent-style-name="Default">
      <style:text-properties style:font-name="Lato Medium" fo:font-size="16pt" style:font-size-asian="16pt" style:font-size-complex="16pt"/>
    </style:style>
    <style:style style:name="ce3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Black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T1" style:family="text"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32" office:value-type="string" calcext:value-type="string">
            <text:p>Web Development</text:p>
          </table:table-cell>
          <table:table-cell table:style-name="ce35"/>
          <table:table-cell table:style-name="ce38" office:value-type="string" calcext:value-type="string">
            <text:p>Tools &amp; Tricks</text:p>
          </table:table-cell>
          <table:table-cell table:style-name="ce35"/>
          <table:table-cell table:style-name="ce41" office:value-type="string" calcext:value-type="string">
            <text:p>Helpers</text:p>
          </table:table-cell>
          <table:table-cell table:style-name="ce35"/>
          <table:table-cell table:style-name="ce44" office:value-type="string" calcext:value-type="string">
            <text:p><text:span text:style-name="T2">Header</text:span> 4</text:p>
          </table:table-cell>
          <table:table-cell table:style-name="ce35"/>
          <table:table-cell table:style-name="ce47" office:value-type="string" calcext:value-type="string">
            <text:p><text:span text:style-name="T2">Header</text:span> 5</text:p>
          </table:table-cell>
          <table:table-cell table:style-name="ce35"/>
          <table:table-cell table:style-name="ce50" office:value-type="string" calcext:value-type="string">
            <text:p><text:span text:style-name="T2">Header</text:span> 6</text:p>
          </table:table-cell>
          <table:table-cell table:style-name="ce35"/>
          <table:table-cell table:style-name="ce53" office:value-type="string" calcext:value-type="string">
            <text:p><text:span text:style-name="T2">Header</text:span> 7</text:p>
          </table:table-cell>
          <table:table-cell table:style-name="ce35"/>
          <table:table-cell table:style-name="ce56" office:value-type="string" calcext:value-type="string">
            <text:p><text:span text:style-name="T2">Header</text:span> 8</text:p>
          </table:table-cell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42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1009"/>
        </table:table-row>
        <table:table-row table:style-name="ro2">
          <table:table-cell table:style-name="ce33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39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42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 office:value-type="string" calcext:value-type="string">
            <text:p><text:a xlink:href="https://medium.com/" xlink:type="simple">Medium - Idea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39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42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 office:value-type="string" calcext:value-type="string">
            <text:p><text:a xlink:href="https://universiteitvannederland.nl/college" xlink:type="simple">Universiteit NL College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39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42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 office:value-type="string" calcext:value-type="string">
            <text:p><text:a xlink:href="https://twitter.com/home" xlink:type="simple">Twitter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42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39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42" office:value-type="string" calcext:value-type="string">
            <text:p><text:a xlink:href="https://michaelcurrin.github.io/dev-cheatsheets/" xlink:type="simple">Dev Cheatsheets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0.1/" xlink:type="simple">Router TL-WDR3600</text:a></text:p>
          </table:table-cell>
          <table:table-cell table:style-name="ce36"/>
          <table:table-cell table:style-name="ce54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39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42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book store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39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42" office:value-type="string" calcext:value-type="string">
            <text:p><text:a xlink:href="https://www.codegrepper.com/search.php" xlink:type="simple">Grepper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39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www.bookrix.com/books.html" xlink:type="simple">BookRix - Free ebook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39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39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39" office:value-type="string" calcext:value-type="string">
            <text:p><text:a xlink:href="https://www.winmaildat.com/" xlink:type="simple">Open winmail.dat att.</text:a></text:p>
          </table:table-cell>
          <table:table-cell table:style-name="ce36"/>
          <table:table-cell table:style-name="ce42" office:value-type="string" calcext:value-type="string">
            <text:p><text:a xlink:href="http://jwebnet.net/advancedgooglesearch.html" xlink:type="simple">Google Advanc. Search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39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4"/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49"/>
          <table:table-cell table:style-name="ce36"/>
          <table:table-cell table:style-name="ce52"/>
          <table:table-cell table:style-name="ce36"/>
          <table:table-cell table:style-name="ce55"/>
          <table:table-cell table:style-name="ce36"/>
          <table:table-cell table:style-name="ce58"/>
          <table:table-cell table:style-name="ce60" table:number-columns-repeated="995"/>
          <table:table-cell table:style-name="ce66" table:number-columns-repeated="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-00-0000</text:date>, <text:time style:data-style-name="N2" text:time-value="12:16:10.05211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3T12:16:34.425152584</dc:date>
    <meta:editing-duration>PT3H57M37S</meta:editing-duration>
    <meta:editing-cycles>69</meta:editing-cycles>
    <meta:generator>LibreOffice/6.4.7.2$Linux_X86_64 LibreOffice_project/40$Build-2</meta:generator>
    <dc:title>K-Linken</dc:title>
    <meta:document-statistic meta:table-count="1" meta:cell-count="62" meta:object-count="0"/>
  </office:meta>
</office:document-meta>
</file>